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25-03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24-03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23-08-17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22-03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21-03-1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5048" calcext:value-type="float">
            <text:p>57.9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7688" calcext:value-type="float">
            <text:p>56.1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5456" calcext:value-type="float">
            <text:p>55.8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4184" calcext:value-type="float">
            <text:p>55.5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9756" calcext:value-type="float">
            <text:p>48.3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1131174448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0268" calcext:value-type="float">
            <text:p>42.5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